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e36a" officeooo:paragraph-rsid="001ce3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 hordware connection info:</text:p>
      <text:p text:style-name="P1">Raspberry pi 3 scematic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7:01:03.690931787</meta:creation-date>
    <dc:date>2017-12-27T18:45:59.011383184</dc:date>
    <meta:editing-duration>PT38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2" meta:word-count="8" meta:character-count="54" meta:non-whitespace-character-count="48"/>
  </office:meta>
</office:document-meta>
</file>